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fe3f" officeooo:paragraph-rsid="000dfe3f"/>
    </style:style>
    <style:style style:name="P2" style:family="paragraph" style:parent-style-name="Standard">
      <style:text-properties officeooo:rsid="00100340" officeooo:paragraph-rsid="00100340"/>
    </style:style>
    <style:style style:name="T1" style:family="text">
      <style:text-properties officeooo:rsid="001003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em meados de 90 essa questão de sistema de info na saúde era muito discutida, chegamos at er 2 congressos por ano para discutir ti na saúde. Então, o pessoal entendia, quem operava hospital, eles entendiam que o faturamento tava resolvido, que a farmácia tava resolvido, gestão de leitos estava resolvido, teria que dar um avanço maior, que era resolver a questão da gestão da assistência, que é vamos chamar administrativo, vamos chamar assim gestão da base estava resolvido com sistemas que existiam, mas não estava. Eles queriam dar um passo a mais, que era colocar a gestão em cima disso.</text:p>
      <text:p text:style-name="P1">Então eu dizia o seguinte, nós não temos um bom sistema de faturamente, controle de estoque, de gestão de leitos.</text:p>
      <text:p text:style-name="P1"/>
      <text:p text:style-name="P1">Fra: você está falando do final dos anos 90?</text:p>
      <text:p text:style-name="P1"/>
      <text:p text:style-name="P1">O: Isso, eu colocava isso para o pessoal de alta direção</text:p>
      <text:p text:style-name="P1"/>
      <text:p text:style-name="P1">Fra: que cargo o senhor ocupava naquela época?</text:p>
      <text:p text:style-name="P1"/>
      <text:p text:style-name="P1">O: Sempre fui líder de TI, a principal pessoa da área de tec do hospital</text:p>
      <text:p text:style-name="P1"/>
      <text:p text:style-name="P1">Fra: A quanto tempo o senhor está aqui?</text:p>
      <text:p text:style-name="P1"/>
      <text:p text:style-name="P1">O: Eu não lembro, faz tempo (risos). Eu vi pro hospital em 92, eu já atendia o hospital de uma certa forma, não dedicando full-time ao hospital, já a partir de 89. Esse hospital é ligado a um banco e eu trabalhava no banco, então eu tinha que dar um pouco da dedcação do tempo ao hospital, então eu falo em 89, mas em 92 passei a tratar exclusivamente o hospital.</text:p>
      <text:p text:style-name="P1"/>
      <text:p text:style-name="P1">Ana: o senhor conheceu a Carmini Fiorine, que era secretária lá da anatomia patológica?</text:p>
      <text:p text:style-name="P1"/>
      <text:p text:style-name="P1">O: Conheci a carminha, </text:p>
      <text:p text:style-name="P1"/>
      <text:p text:style-name="P1">Ana: ela é minha tia</text:p>
      <text:p text:style-name="P1"/>
      <text:p text:style-name="P1">O: a é</text:p>
      <text:p text:style-name="P1"/>
      <text:p text:style-name="P1">Ana: irmã da minha mãe</text:p>
      <text:p text:style-name="P1"/>
      <text:p text:style-name="P1">O: legal</text:p>
      <text:p text:style-name="P1"/>
      <text:p text:style-name="P1">Fra: pra gente entender o contexto que eu pergunto</text:p>
      <text:p text:style-name="P1"/>
      <text:p text:style-name="P1">O: então o que que existiam, quando eu falo crise, era crise de crescer, de resolver algumas coisas. Então existiam pressões internas, da parte da farmácia, do faturamento, do cara da gestão de leitos e do pessoal assistencial. A gente não tinha como atender, a gente tinha basicamente um sistema de faturamento.</text:p>
      <text:p text:style-name="P1"/>
      <text:p text:style-name="P1">Fra: entendi</text:p>
      <text:p text:style-name="P1"/>
      <text:p text:style-name="P1">Pedido</text:p>
      <text:p text:style-name="P1"/>
      <text:p text:style-name="P1">Prof: era mais manual o processo!</text:p>
      <text:p text:style-name="P1"/>
      <text:p text:style-name="P1">O: basicamente era o faturamento, o pessoal já queria colocar sistema de prontuário. Nós não tinhamos nem uma gestão de leito apropriado e todo mundo colocava, olha, sistema existem aí, <text:soft-page-break/>estão bem resolvidos em relação a isso e já se falam de prontuário. O que a gente fez, foi uma época que o prof Camanho nos procurou falando de suporte a tomada de decisão, ele pensava em suporte a tomada de decisão inclusive numa ferramenta de suporte a tomada de decisão assistencial. Eu falei pra ele, amigo a gente precisa resolver o melhor ambiente computacional pro hospital. Todo mundo pede, mas de uma forma desorganizada e a gente não consegue entender o que eles querem. O que eles valorizam, aonde eles estão valorizando.</text:p>
      <text:p text:style-name="P1"/>
      <text:p text:style-name="P1">A: mas você acha então que essa coisa que o AHP, essa característica de hierarquizar o que é mais importante ou não, a princípio você tinha uma necessidade ou você não estava nem conseguindo organizar a demanda!</text:p>
      <text:p text:style-name="P1"/>
      <text:p text:style-name="P1">O: o que esse monte de usuario, 28 usuarios chaves, o que tem valor pra eles, é só modismo, quer porque os outros querem, querem botar pressao em cima da gente ou querem valorizar a sua atividade. A gente tem que entender duas coisas, de uma forma um pouco mais cietífica, o que passa na cabeça desse gestor. Qual o sistema que esse gestor está disposto a implementar dentro da instituição e o que ele espera de resultado.</text:p>
      <text:p text:style-name="P1"/>
      <text:p text:style-name="P1">Ana: e esses 28 usuário são de areas clinicas!</text:p>
      <text:p text:style-name="P1"/>
      <text:p text:style-name="P1">O: tinha tambem, medicos, enf, nutri e o pessoal adm.</text:p>
      <text:p text:style-name="P1"/>
      <text:p text:style-name="P1">Prof: esses 28 representavam todos os deptos da org!</text:p>
      <text:p text:style-name="P1"/>
      <text:p text:style-name="P1">O: a gente ten<text:span text:style-name="T1">t</text:span>ou <text:span text:style-name="T1">(risos)</text:span>, eu acho que sim. De repente alguém reclamou que ficou de fora, gente, uma pessoa que eu não esque<text:span text:style-name="T1">ço</text:span> e por isso eu te disse, foi uma pessoa que era do lab, o dr. Ivan, o dr reclamou eu não participei, mas o senhor é médico está representado, mas o laboratório é uma coisa específica, <text:span text:style-name="T1">me </text:span>desculpa. A gente precisava entender o que eles valorizavam, o que eles queriam. O que era sistema de informação para eles. <text:s/>A surpresa foi, o pssal esatava em busca, então usando a metodologia, <text:span text:style-name="T1">o que tem peso e o que não tem peso, como responder, qual a primeira resposta que vem, usando tudo que tem de ciência por trás de uma aplicação de tomada de decisão e da metodologia, a gente conseguiu descobir que o que eles queriam era o básico, a gente descobriu que eles estavam pensando em um sistema de gestão administrar, vamos assim imaginar. Eles pensagem em um prontuário, mas sempre, isso era engraçado, eu só não vou conseguir resgatar onde estavam essas perguntas, mas o cara do faturamento queria resolver um problema de cobrança, esse conceito de que eu preciso de um prontuário porque eu preciso saber o que o paciente tem, não era isso que o faturamento queria, era uma questão de cobrança, não era médica, era de registro. Por isso nos na época optamos e eu itneramente entedi o seguinte, hospitais existem vários sistemas, mas eles são sistemas, eu não me atrave e a colocoar o terceiro ainda, trabalho com duas vertantes, apoio a gestão e sustenação de processos e de apoio e de decisão de gestão assistencial.</text:span></text:p>
      <text:p text:style-name="P2"/>
      <text:p text:style-name="P2">Prof: qual seria o terceiro?<text:line-break/></text:p>
      <text:p text:style-name="P2">O: seria um sistema técnico, ele não tem muito de gestão porque não é importante, estamos falando de sistemas para laboratório, radiologia digital, algumas ilhas que são sistemas mais tenicos. Mas não ganahram importância dentro do contexto hospital, pro processod e 3arzacao, como a coisa chega. Eu ainda não consegui capsular esses sistemas, não tive tempo de estudar melhyro com o grupo para entender melhore esses sitemas. Aí que eu tendi que era 2 disstems,as que o ansio do hospital, que a melhor decisa do ho pistal não seria, ficou claro usando a metodologia, não existiria um único sistema que resolveria as duas ocisa. </text:p>
      <text:p text:style-name="P2"/>
      <text:p text:style-name="P2">Fran: com a metodologia vocês tiverem essa percepção:</text:p>
      <text:p text:style-name="P2">O: isso</text:p>
      <text:p text:style-name="P2"><text:soft-page-break/>Fran: antes disso, você disse que tinham diversas demandas para o setor de TI, só para entende o contexto, a metodologia AHP entrou porque o senhor tinha um contato pessoasl com o camanho? </text:p>
      <text:p text:style-name="P2"/>
      <text:p text:style-name="P2">O: na verdade não</text:p>
      <text:p text:style-name="P2"/>
      <text:p text:style-name="P2">Ana: o camanho veio vender consultoria</text:p>
      <text:p text:style-name="P2"/>
      <text:p text:style-name="P2">O: veio vender consultoria, na época ele entendia, que aquele método apoioado por aquele sistema, por aquela tecnica, ajudaria no processo decisório assistencial. </text:p>
      <text:p text:style-name="P2"/>
      <text:p text:style-name="P2">Prof: naquele momento ele achou que ia </text:p>
      <text:p text:style-name="P2"/>
      <text:p text:style-name="P2">O: o irmão dele é médico, eu opero ou</text:p>
      <text:p text:style-name="P2"/>
      <text:p text:style-name="P2">Ana: mas tem muita literatura de tomada de decisao em saude, decisao clinica e vastisisimo, inclusiva AHP.</text:p>
      <text:p text:style-name="P2"/>
      <text:p text:style-name="P2">O: é melhor operar ou não,</text:p>
      <text:p text:style-name="P2"/>
      <text:p text:style-name="P2">Ana: vou liberar dinheiro para o tratamento dessa criancinha que ninguém nunca ouviu falar</text:p>
      <text:p text:style-name="P2"/>
      <text:p text:style-name="P2">O: aí ele acbaoyu me procurando com uma pessoa de TI, me indicaram. Falei que o processo decisorio do hospital não está nessa fase, a gente optou por trazer muito fortamente um sistema administrativo. Não dava para ter os dois num sistema só, não conheço nenhum case de sucesso, aonde tem dentro de um único ssitema tá, a gestao admi e assistencial. Gente weu cosutmmo dize o sguinte, toda a vez ue o pessoal fala o ssu sistema gera um peiddo na farmacaia, a sua presciracao vai pra farmacaio, falei va, para a famrcai daqui, isso pode parecer a coisa mais basica do mundo, mas não resolve o problema dela</text:p>
      <text:p text:style-name="P2"/>
      <text:p text:style-name="P2">si, porque</text:p>
      <text:p text:style-name="P2"/>
      <text:p text:style-name="P2">o, o que resolve o poroblam da logistica de entrega de medicamente dentro de um hoispital, é o pedido. O médico prescreve seringa, agulha, como eu vou mandar um pedido de agulha e seginrgga pra farmacia a partir de uma prescrição se ele não rpescre</text:p>
      <text:p text:style-name="P2"/>
      <text:p text:style-name="P2">Fran aí que entra automação do sisitema</text:p>
      <text:p text:style-name="P2"/>
      <text:p text:style-name="P2">O, sistema que se dizem integrado, que tem um rejeição muito grande por parte dos médicos é que eles são obrigadops a trnasfor4amu uima prescrição num pedido para a farmácia, para que isso chega para a fmarma,, gente isso é duar4 a cultuar aod méido, o médico naõ prescer um compumimdo de uma droga, prescreve a dose, quero que de 30mg de tal droga em comprimido para eses pacite.</text:p>
      <text:p text:style-name="P2"/>
      <text:p text:style-name="P2">A da pra prorgama os istemas;</text:p>
      <text:p text:style-name="P2"/>
      <text:p text:style-name="P2">O resovle 60% sdois casos em um estudo que agnte fez</text:p>
      <text:p text:style-name="P2"/>
      <text:p text:style-name="P2">12min +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8T13:22:21.236693177</meta:creation-date>
    <dc:date>2014-07-29T21:05:49.240522395</dc:date>
    <meta:editing-duration>P1DT7H22M26S</meta:editing-duration>
    <meta:editing-cycles>2</meta:editing-cycles>
    <meta:generator>LibreOffice/4.2.3.3$Linux_x86 LibreOffice_project/420m0$Build-3</meta:generator>
    <meta:document-statistic meta:table-count="0" meta:image-count="0" meta:object-count="0" meta:page-count="3" meta:paragraph-count="47" meta:word-count="1378" meta:character-count="7742" meta:non-whitespace-character-count="6404"/>
  </office:meta>
</office:document-meta>
</file>